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957in"/>
    </style:style>
    <style:style style:name="co3" style:family="table-column">
      <style:table-column-properties fo:break-before="auto" style:column-width="1.0953in"/>
    </style:style>
    <style:style style:name="co4" style:family="table-column">
      <style:table-column-properties fo:break-before="auto" style:column-width="1.0193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0.998in"/>
    </style:style>
    <style:style style:name="co7" style:family="table-column">
      <style:table-column-properties fo:break-before="auto" style:column-width="7.1917in"/>
    </style:style>
    <style:style style:name="co8" style:family="table-column">
      <style:table-column-properties fo:break-before="auto" style:column-width="1.3571in"/>
    </style:style>
    <style:style style:name="ro1" style:family="table-row">
      <style:table-row-properties style:row-height="0.26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5pt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17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9"/>
    <style:style style:name="ce9" style:family="table-cell" style:parent-style-name="Default" style:data-style-name="N120"/>
    <style:style style:name="ce10" style:family="table-cell" style:parent-style-name="Default" style:data-style-name="N60"/>
  </office:automatic-styles>
  <office:body>
    <office:spreadsheet>
      <table:calculation-settings table:case-sensitive="false" table:use-regular-expressions="false">
        <table:iteration table:status="enable" table:steps="200" table:maximum-difference="0.000000001"/>
      </table:calculation-settings>
      <table:table table:name="layou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BASELINE BRANCH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his gives the relationship between the Tags and the actual optim files for this layout.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>
            <text:p>Tag</text:p>
          </table:table-cell>
          <table:table-cell table:style-name="ce2" office:value-type="string">
            <text:p>File</text:p>
          </table:table-cell>
          <table:table-cell/>
        </table:table-row>
        <table:table-row table:style-name="ro2">
          <table:table-cell office:value-type="string">
            <text:p>Lin1</text:p>
          </table:table-cell>
          <table:table-cell office:value-type="string">
            <text:p>Lin1.opt</text:p>
          </table:table-cell>
          <table:table-cell/>
        </table:table-row>
        <table:table-row table:style-name="ro2">
          <table:table-cell office:value-type="string">
            <text:p>Arc1</text:p>
          </table:table-cell>
          <table:table-cell office:value-type="string">
            <text:p>Arc1.opt</text:p>
          </table:table-cell>
          <table:table-cell/>
        </table:table-row>
        <table:table-row table:style-name="ro2">
          <table:table-cell office:value-type="string">
            <text:p>Lin2</text:p>
          </table:table-cell>
          <table:table-cell office:value-type="string">
            <text:p>Lin2.opt</text:p>
          </table:table-cell>
          <table:table-cell/>
        </table:table-row>
        <table:table-row table:style-name="ro2">
          <table:table-cell office:value-type="string">
            <text:p>Arc2</text:p>
          </table:table-cell>
          <table:table-cell office:value-type="string">
            <text:p>Arc2.opt</text:p>
          </table:table-cell>
          <table:table-cell/>
        </table:table-row>
        <table:table-row table:style-name="ro2">
          <table:table-cell office:value-type="string">
            <text:p>Lin3</text:p>
          </table:table-cell>
          <table:table-cell office:value-type="string">
            <text:p>Lin3.opt</text:p>
          </table:table-cell>
          <table:table-cell/>
        </table:table-row>
        <table:table-row table:style-name="ro2">
          <table:table-cell office:value-type="string">
            <text:p>Arc3</text:p>
          </table:table-cell>
          <table:table-cell office:value-type="string">
            <text:p>Arc3.opt</text:p>
          </table:table-cell>
          <table:table-cell/>
        </table:table-row>
        <table:table-row table:style-name="ro2">
          <table:table-cell office:value-type="string">
            <text:p>Lin4</text:p>
          </table:table-cell>
          <table:table-cell office:value-type="string">
            <text:p>Lin4.opt</text:p>
          </table:table-cell>
          <table:table-cell/>
        </table:table-row>
        <table:table-row table:style-name="ro2">
          <table:table-cell office:value-type="string">
            <text:p>Arc4</text:p>
          </table:table-cell>
          <table:table-cell office:value-type="string">
            <text:p>Arc4.opt</text:p>
          </table:table-cell>
          <table:table-cell/>
        </table:table-row>
        <table:table-row table:style-name="ro2">
          <table:table-cell office:value-type="string">
            <text:p>Lin5</text:p>
          </table:table-cell>
          <table:table-cell office:value-type="string">
            <text:p>Lin5.opt</text:p>
          </table:table-cell>
          <table:table-cell/>
        </table:table-row>
        <table:table-row table:style-name="ro2">
          <table:table-cell office:value-type="string">
            <text:p>Arc5</text:p>
          </table:table-cell>
          <table:table-cell office:value-type="string">
            <text:p>Arc5.opt</text:p>
          </table:table-cell>
          <table:table-cell/>
        </table:table-row>
        <table:table-row table:style-name="ro2">
          <table:table-cell office:value-type="string">
            <text:p>Lin6</text:p>
          </table:table-cell>
          <table:table-cell office:value-type="string">
            <text:p>Lin6.opt</text:p>
          </table:table-cell>
          <table:table-cell/>
        </table:table-row>
        <table:table-row table:style-name="ro2">
          <table:table-cell office:value-type="string">
            <text:p>Arc6</text:p>
          </table:table-cell>
          <table:table-cell office:value-type="string">
            <text:p>Arc6.opt</text:p>
          </table:table-cell>
          <table:table-cell/>
        </table:table-row>
        <table:table-row table:style-name="ro2">
          <table:table-cell office:value-type="string">
            <text:p>Lin7</text:p>
          </table:table-cell>
          <table:table-cell office:value-type="string">
            <text:p>Lin7.opt</text:p>
          </table:table-cell>
          <table:table-cell/>
        </table:table-row>
        <table:table-row table:style-name="ro2">
          <table:table-cell office:value-type="string">
            <text:p>Arc7</text:p>
          </table:table-cell>
          <table:table-cell office:value-type="string">
            <text:p>Arc7.opt</text:p>
          </table:table-cell>
          <table:table-cell/>
        </table:table-row>
        <table:table-row table:style-name="ro2">
          <table:table-cell office:value-type="string">
            <text:p>Lin8</text:p>
          </table:table-cell>
          <table:table-cell office:value-type="string">
            <text:p>Lin8.opt</text:p>
          </table:table-cell>
          <table:table-cell/>
        </table:table-row>
        <table:table-row table:style-name="ro2">
          <table:table-cell office:value-type="string">
            <text:p>Arc8</text:p>
          </table:table-cell>
          <table:table-cell office:value-type="string">
            <text:p>Arc8.opt</text:p>
          </table:table-cell>
          <table:table-cell/>
        </table:table-row>
        <table:table-row table:style-name="ro2">
          <table:table-cell office:value-type="string">
            <text:p>Lin9</text:p>
          </table:table-cell>
          <table:table-cell office:value-type="string">
            <text:p>Lin9.opt</text:p>
          </table:table-cell>
          <table:table-cell/>
        </table:table-row>
        <table:table-row table:style-name="ro2">
          <table:table-cell office:value-type="string">
            <text:p>Arc9</text:p>
          </table:table-cell>
          <table:table-cell office:value-type="string">
            <text:p>Arc9.opt</text:p>
          </table:table-cell>
          <table:table-cell/>
        </table:table-row>
        <table:table-row table:style-name="ro2">
          <table:table-cell office:value-type="string">
            <text:p>LinA</text:p>
          </table:table-cell>
          <table:table-cell office:value-type="string">
            <text:p>LinA.opt</text:p>
          </table:table-cell>
          <table:table-cell/>
        </table:table-row>
        <table:table-row table:style-name="ro2">
          <table:table-cell office:value-type="string">
            <text:p>ArcA</text:p>
          </table:table-cell>
          <table:table-cell office:value-type="string">
            <text:p>ArcA.opt</text:p>
          </table:table-cell>
          <table:table-cell/>
        </table:table-row>
        <table:table-row table:style-name="ro2">
          <table:table-cell office:value-type="string">
            <text:p>LinB</text:p>
          </table:table-cell>
          <table:table-cell office:value-type="string">
            <text:p>LinB.opt</text:p>
          </table:table-cell>
          <table:table-cell/>
        </table:table-row>
        <table:table-row table:style-name="ro2">
          <table:table-cell office:value-type="string">
            <text:p>HallD</text:p>
          </table:table-cell>
          <table:table-cell office:value-type="string">
            <text:p>hallD_2007_8deg_r11.opt</text:p>
          </table:table-cell>
          <table:table-cell/>
        </table:table-row>
        <table:table-row table:style-name="ro2">
          <table:table-cell office:value-type="string">
            <text:p>END</text:p>
          </table:table-cell>
          <table:table-cell table:number-columns-repeated="2"/>
        </table:table-row>
      </table:table>
      <table:table table:name="matchtags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>
            <text:p>BASELINE BRANCH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Depending on the match to perform, gives list of markers to insert in the files</text:p>
          </table:table-cell>
        </table:table-row>
        <table:table-row table:style-name="ro2">
          <table:table-cell table:number-columns-repeated="7"/>
          <table:table-cell table:style-name="ce3" office:value-type="string">
            <text:p>A marker whose name is given by the column bearing that name will be inserted in the deck before or after a given element.</text:p>
          </table:table-cell>
        </table:table-row>
        <table:table-row table:style-name="ro2">
          <table:table-cell table:style-name="ce2" office:value-type="string">
            <text:p>Tag</text:p>
          </table:table-cell>
          <table:table-cell table:style-name="ce2" office:value-type="string">
            <text:p>Marker</text:p>
          </table:table-cell>
          <table:table-cell table:style-name="ce2" office:value-type="string">
            <text:p>Element</text:p>
          </table:table-cell>
          <table:table-cell table:style-name="ce2" office:value-type="string">
            <text:p>Before</text:p>
          </table:table-cell>
          <table:table-cell table:style-name="ce2" office:value-type="string">
            <text:p>After</text:p>
          </table:table-cell>
          <table:table-cell table:number-columns-repeated="3"/>
        </table:table-row>
        <table:table-row table:style-name="ro2">
          <table:table-cell office:value-type="string">
            <text:p>Arc1D</text:p>
          </table:table-cell>
          <table:table-cell office:value-type="string">
            <text:p>MKMATCH1D</text:p>
          </table:table-cell>
          <table:table-cell office:value-type="string">
            <text:p>MAI1S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End the list with the “END” keyword in the tag column.</text:p>
          </table:table-cell>
        </table:table-row>
        <table:table-row table:style-name="ro2">
          <table:table-cell office:value-type="string">
            <text:p>Arc1S</text:p>
          </table:table-cell>
          <table:table-cell office:value-type="string">
            <text:p>MKMATCH1S</text:p>
          </table:table-cell>
          <table:table-cell office:value-type="string">
            <text:p>MBE1A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rc1R</text:p>
          </table:table-cell>
          <table:table-cell office:value-type="string">
            <text:p>MKMATCH1R</text:p>
          </table:table-cell>
          <table:table-cell office:value-type="string">
            <text:p>MAQ1R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2D</text:p>
          </table:table-cell>
          <table:table-cell office:value-type="string">
            <text:p>MKMATCH2D</text:p>
          </table:table-cell>
          <table:table-cell office:value-type="string">
            <text:p>MAI2S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2S</text:p>
          </table:table-cell>
          <table:table-cell office:value-type="string">
            <text:p>MKMATCH2S</text:p>
          </table:table-cell>
          <table:table-cell office:value-type="string">
            <text:p>MBR2A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rc2R</text:p>
          </table:table-cell>
          <table:table-cell office:value-type="string">
            <text:p>MKMATCH2R</text:p>
          </table:table-cell>
          <table:table-cell office:value-type="string">
            <text:p>MAW2R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3D</text:p>
          </table:table-cell>
          <table:table-cell office:value-type="string">
            <text:p>MKMATCH3D</text:p>
          </table:table-cell>
          <table:table-cell office:value-type="string">
            <text:p>MAA3S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3S</text:p>
          </table:table-cell>
          <table:table-cell office:value-type="string">
            <text:p>MKMATCH3S</text:p>
          </table:table-cell>
          <table:table-cell office:value-type="string">
            <text:p>ITV3A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3R</text:p>
          </table:table-cell>
          <table:table-cell office:value-type="string">
            <text:p>MKMATCH3R</text:p>
          </table:table-cell>
          <table:table-cell office:value-type="string">
            <text:p>MAQ3R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4D</text:p>
          </table:table-cell>
          <table:table-cell office:value-type="string">
            <text:p>MKMATCH4D</text:p>
          </table:table-cell>
          <table:table-cell office:value-type="string">
            <text:p>MAF4S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4S</text:p>
          </table:table-cell>
          <table:table-cell office:value-type="string">
            <text:p>MKMATCH4S</text:p>
          </table:table-cell>
          <table:table-cell office:value-type="string">
            <text:p>ITV4A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4R</text:p>
          </table:table-cell>
          <table:table-cell office:value-type="string">
            <text:p>MKMATCH4R</text:p>
          </table:table-cell>
          <table:table-cell office:value-type="string">
            <text:p>MAW4R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5D</text:p>
          </table:table-cell>
          <table:table-cell office:value-type="string">
            <text:p>MKMATCH5D</text:p>
          </table:table-cell>
          <table:table-cell office:value-type="string">
            <text:p>MAC5S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5S</text:p>
          </table:table-cell>
          <table:table-cell office:value-type="string">
            <text:p>MKMATCH5S</text:p>
          </table:table-cell>
          <table:table-cell office:value-type="string">
            <text:p>ITV5A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5R</text:p>
          </table:table-cell>
          <table:table-cell office:value-type="string">
            <text:p>MKMATCH5R</text:p>
          </table:table-cell>
          <table:table-cell office:value-type="string">
            <text:p>MAC5R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6D</text:p>
          </table:table-cell>
          <table:table-cell office:value-type="string">
            <text:p>MKMATCH6D</text:p>
          </table:table-cell>
          <table:table-cell office:value-type="string">
            <text:p>MAB6S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6S</text:p>
          </table:table-cell>
          <table:table-cell office:value-type="string">
            <text:p>MKMATCH6S</text:p>
          </table:table-cell>
          <table:table-cell office:value-type="string">
            <text:p>ITV6A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6R</text:p>
          </table:table-cell>
          <table:table-cell office:value-type="string">
            <text:p>MKMATCH6R</text:p>
          </table:table-cell>
          <table:table-cell office:value-type="string">
            <text:p>MAW6R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7D</text:p>
          </table:table-cell>
          <table:table-cell office:value-type="string">
            <text:p>MKMATCH7D</text:p>
          </table:table-cell>
          <table:table-cell office:value-type="string">
            <text:p>MAC7S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7S</text:p>
          </table:table-cell>
          <table:table-cell office:value-type="string">
            <text:p>MKMATCH7S</text:p>
          </table:table-cell>
          <table:table-cell office:value-type="string">
            <text:p>ITV7A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7R</text:p>
          </table:table-cell>
          <table:table-cell office:value-type="string">
            <text:p>MKMATCH7R</text:p>
          </table:table-cell>
          <table:table-cell office:value-type="string">
            <text:p>MAQ7R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8D</text:p>
          </table:table-cell>
          <table:table-cell office:value-type="string">
            <text:p>MKMATCH8D</text:p>
          </table:table-cell>
          <table:table-cell office:value-type="string">
            <text:p>MAE8S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8S</text:p>
          </table:table-cell>
          <table:table-cell office:value-type="string">
            <text:p>MKMATCH8S</text:p>
          </table:table-cell>
          <table:table-cell office:value-type="string">
            <text:p>ITV8A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8R</text:p>
          </table:table-cell>
          <table:table-cell office:value-type="string">
            <text:p>MKMATCH8R</text:p>
          </table:table-cell>
          <table:table-cell office:value-type="string">
            <text:p>MAW8R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9D</text:p>
          </table:table-cell>
          <table:table-cell office:value-type="string">
            <text:p>MKMATCH9D</text:p>
          </table:table-cell>
          <table:table-cell office:value-type="string">
            <text:p>MAR9S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9S</text:p>
          </table:table-cell>
          <table:table-cell office:value-type="string">
            <text:p>MKMATCH9S</text:p>
          </table:table-cell>
          <table:table-cell office:value-type="string">
            <text:p>ITV9A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9R</text:p>
          </table:table-cell>
          <table:table-cell office:value-type="string">
            <text:p>MKMATCH9R</text:p>
          </table:table-cell>
          <table:table-cell office:value-type="string">
            <text:p>MAQ9R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AS</text:p>
          </table:table-cell>
          <table:table-cell office:value-type="string">
            <text:p>MKMATCHAS</text:p>
          </table:table-cell>
          <table:table-cell office:value-type="string">
            <text:p>ITVAA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rcAR</text:p>
          </table:table-cell>
          <table:table-cell office:value-type="string">
            <text:p>MKMATCHAR</text:p>
          </table:table-cell>
          <table:table-cell office:value-type="string">
            <text:p>MAWAR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END</text:p>
          </table:table-cell>
          <table:table-cell table:number-columns-repeated="7"/>
        </table:table-row>
      </table:table>
      <table:table table:name="inputtwiss" table:style-name="ta1" table:print="false">
        <table:table-column table:style-name="co1" table:default-cell-style-name="Default"/>
        <table:table-column table:style-name="co1" table:number-columns-repeated="8" table:default-cell-style-name="ce4"/>
        <table:table-row table:style-name="ro1">
          <table:table-cell table:style-name="ce1" office:value-type="string">
            <text:p>BASELINE BRANCH</text:p>
          </table:table-cell>
          <table:table-cell table:style-name="Default" table:number-columns-repeated="8"/>
        </table:table-row>
        <table:table-row table:style-name="ro2">
          <table:table-cell/>
          <table:table-cell table:style-name="Default" table:number-columns-repeated="7"/>
          <table:table-cell table:style-name="Default" office:value-type="string">
            <text:p>This file gives the input twiss for the lattice segments</text:p>
          </table:table-cell>
        </table:table-row>
        <table:table-row table:style-name="ro2">
          <table:table-cell/>
          <table:table-cell table:style-name="Default" office:value-type="string">
            <text:p>Beta's and dispersion in meters.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table:number-columns-repeated="8"/>
        </table:table-row>
        <table:table-row table:style-name="ro2">
          <table:table-cell table:style-name="ce2" office:value-type="string">
            <text:p>Segment</text:p>
          </table:table-cell>
          <table:table-cell table:style-name="ce2" office:value-type="string">
            <text:p>Betax</text:p>
          </table:table-cell>
          <table:table-cell table:style-name="ce2" office:value-type="string">
            <text:p>Alphax</text:p>
          </table:table-cell>
          <table:table-cell table:style-name="ce2" office:value-type="string">
            <text:p>Betay</text:p>
          </table:table-cell>
          <table:table-cell table:style-name="ce2" office:value-type="string">
            <text:p>Alphay</text:p>
          </table:table-cell>
          <table:table-cell table:style-name="ce2" office:value-type="string">
            <text:p>Dspx</text:p>
          </table:table-cell>
          <table:table-cell table:style-name="ce2" office:value-type="string">
            <text:p>Dspxp</text:p>
          </table:table-cell>
          <table:table-cell table:style-name="ce2" office:value-type="string">
            <text:p>Dspy</text:p>
          </table:table-cell>
          <table:table-cell table:style-name="ce2" office:value-type="string">
            <text:p>Dspyp</text:p>
          </table:table-cell>
        </table:table-row>
        <table:table-row table:style-name="ro2">
          <table:table-cell office:value-type="string">
            <text:p>Lin1</text:p>
          </table:table-cell>
          <table:table-cell office:value-type="float" office:value="34.2431">
            <text:p>34.24310</text:p>
          </table:table-cell>
          <table:table-cell office:value-type="float" office:value="-3.29669">
            <text:p>-3.29669</text:p>
          </table:table-cell>
          <table:table-cell office:value-type="float" office:value="3.76261">
            <text:p>3.76261</text:p>
          </table:table-cell>
          <table:table-cell office:value-type="float" office:value="0.585508">
            <text:p>0.58551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Arc1</text:p>
          </table:table-cell>
          <table:table-cell office:value-type="float" office:value="6.28607">
            <text:p>6.28607</text:p>
          </table:table-cell>
          <table:table-cell office:value-type="float" office:value="-0.08112123">
            <text:p>-0.08112</text:p>
          </table:table-cell>
          <table:table-cell office:value-type="float" office:value="26.8324">
            <text:p>26.83240</text:p>
          </table:table-cell>
          <table:table-cell office:value-type="float" office:value="-1.83615">
            <text:p>-1.83615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Lin2</text:p>
          </table:table-cell>
          <table:table-cell office:value-type="float" office:value="15.8717">
            <text:p>15.87170</text:p>
          </table:table-cell>
          <table:table-cell office:value-type="float" office:value="-0.701797">
            <text:p>-0.70180</text:p>
          </table:table-cell>
          <table:table-cell office:value-type="float" office:value="11.9008">
            <text:p>11.90080</text:p>
          </table:table-cell>
          <table:table-cell office:value-type="float" office:value="0.361881">
            <text:p>0.36188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Arc2</text:p>
          </table:table-cell>
          <table:table-cell office:value-type="float" office:value="24.9777">
            <text:p>24.97770</text:p>
          </table:table-cell>
          <table:table-cell office:value-type="float" office:value="2.83418">
            <text:p>2.83418</text:p>
          </table:table-cell>
          <table:table-cell office:value-type="float" office:value="6.59116">
            <text:p>6.59116</text:p>
          </table:table-cell>
          <table:table-cell office:value-type="float" office:value="-1.17919">
            <text:p>-1.17919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Lin3</text:p>
          </table:table-cell>
          <table:table-cell office:value-type="float" office:value="63.5865">
            <text:p>63.58650</text:p>
          </table:table-cell>
          <table:table-cell office:value-type="float" office:value="-9.93605">
            <text:p>-9.93605</text:p>
          </table:table-cell>
          <table:table-cell office:value-type="float" office:value="27.1859">
            <text:p>27.18590</text:p>
          </table:table-cell>
          <table:table-cell office:value-type="float" office:value="-3.59793">
            <text:p>-3.59793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Arc3</text:p>
          </table:table-cell>
          <table:table-cell office:value-type="float" office:value="82.8955">
            <text:p>82.89550</text:p>
          </table:table-cell>
          <table:table-cell office:value-type="float" office:value="2.02113">
            <text:p>2.02113</text:p>
          </table:table-cell>
          <table:table-cell office:value-type="float" office:value="39.8848">
            <text:p>39.88480</text:p>
          </table:table-cell>
          <table:table-cell office:value-type="float" office:value="-1.31157">
            <text:p>-1.31157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Lin4</text:p>
          </table:table-cell>
          <table:table-cell office:value-type="float" office:value="30.8216">
            <text:p>30.82160</text:p>
          </table:table-cell>
          <table:table-cell office:value-type="float" office:value="-0.879487">
            <text:p>-0.87949</text:p>
          </table:table-cell>
          <table:table-cell office:value-type="float" office:value="29.7506">
            <text:p>29.75060</text:p>
          </table:table-cell>
          <table:table-cell office:value-type="float" office:value="1.00176">
            <text:p>1.00176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Arc4</text:p>
          </table:table-cell>
          <table:table-cell office:value-type="float" office:value="25.362">
            <text:p>25.36200</text:p>
          </table:table-cell>
          <table:table-cell office:value-type="float" office:value="1.32428">
            <text:p>1.32428</text:p>
          </table:table-cell>
          <table:table-cell office:value-type="float" office:value="15.4067">
            <text:p>15.40670</text:p>
          </table:table-cell>
          <table:table-cell office:value-type="float" office:value="-0.767">
            <text:p>-0.76700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Lin5</text:p>
          </table:table-cell>
          <table:table-cell office:value-type="float" office:value="162.826">
            <text:p>162.82600</text:p>
          </table:table-cell>
          <table:table-cell office:value-type="float" office:value="-9.62077">
            <text:p>-9.62077</text:p>
          </table:table-cell>
          <table:table-cell office:value-type="float" office:value="76.6172">
            <text:p>76.61720</text:p>
          </table:table-cell>
          <table:table-cell office:value-type="float" office:value="-0.048453">
            <text:p>-0.04845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Arc5</text:p>
          </table:table-cell>
          <table:table-cell office:value-type="float" office:value="52.8518">
            <text:p>52.85180</text:p>
          </table:table-cell>
          <table:table-cell office:value-type="float" office:value="1.9152">
            <text:p>1.91520</text:p>
          </table:table-cell>
          <table:table-cell office:value-type="float" office:value="51.2083">
            <text:p>51.20830</text:p>
          </table:table-cell>
          <table:table-cell office:value-type="float" office:value="-0.305642">
            <text:p>-0.30564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Lin6</text:p>
          </table:table-cell>
          <table:table-cell office:value-type="float" office:value="47.7882">
            <text:p>47.78820</text:p>
          </table:table-cell>
          <table:table-cell office:value-type="float" office:value="-0.8440033">
            <text:p>-0.84400</text:p>
          </table:table-cell>
          <table:table-cell office:value-type="float" office:value="50.3134">
            <text:p>50.31340</text:p>
          </table:table-cell>
          <table:table-cell office:value-type="float" office:value="1.09852">
            <text:p>1.09852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Arc6</text:p>
          </table:table-cell>
          <table:table-cell office:value-type="float" office:value="34.9245">
            <text:p>34.92450</text:p>
          </table:table-cell>
          <table:table-cell office:value-type="float" office:value="1.29847">
            <text:p>1.29847</text:p>
          </table:table-cell>
          <table:table-cell office:value-type="float" office:value="27.8437">
            <text:p>27.84370</text:p>
          </table:table-cell>
          <table:table-cell office:value-type="float" office:value="-0.749064">
            <text:p>-0.74906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Lin7</text:p>
          </table:table-cell>
          <table:table-cell office:value-type="float" office:value="164.207">
            <text:p>164.20700</text:p>
          </table:table-cell>
          <table:table-cell office:value-type="float" office:value="-5.7203">
            <text:p>-5.72030</text:p>
          </table:table-cell>
          <table:table-cell office:value-type="float" office:value="128.954">
            <text:p>128.95400</text:p>
          </table:table-cell>
          <table:table-cell office:value-type="float" office:value="1.56137">
            <text:p>1.56137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Arc7</text:p>
          </table:table-cell>
          <table:table-cell office:value-type="float" office:value="164.419">
            <text:p>164.41900</text:p>
          </table:table-cell>
          <table:table-cell office:value-type="float" office:value="3.36743">
            <text:p>3.36743</text:p>
          </table:table-cell>
          <table:table-cell office:value-type="float" office:value="132.988">
            <text:p>132.98800</text:p>
          </table:table-cell>
          <table:table-cell office:value-type="float" office:value="-1.24742">
            <text:p>-1.24742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Lin8</text:p>
          </table:table-cell>
          <table:table-cell office:value-type="float" office:value="70.7583">
            <text:p>70.75830</text:p>
          </table:table-cell>
          <table:table-cell office:value-type="float" office:value="-0.781115">
            <text:p>-0.78112</text:p>
          </table:table-cell>
          <table:table-cell office:value-type="float" office:value="67.522">
            <text:p>67.52200</text:p>
          </table:table-cell>
          <table:table-cell office:value-type="float" office:value="1.08144">
            <text:p>1.08144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Arc8</text:p>
          </table:table-cell>
          <table:table-cell office:value-type="float" office:value="45.6526">
            <text:p>45.65260</text:p>
          </table:table-cell>
          <table:table-cell office:value-type="float" office:value="1.09112">
            <text:p>1.09112</text:p>
          </table:table-cell>
          <table:table-cell office:value-type="float" office:value="40.2569">
            <text:p>40.25690</text:p>
          </table:table-cell>
          <table:table-cell office:value-type="float" office:value="-0.917281">
            <text:p>-0.91728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Lin9</text:p>
          </table:table-cell>
          <table:table-cell office:value-type="float" office:value="158.194">
            <text:p>158.19400</text:p>
          </table:table-cell>
          <table:table-cell office:value-type="float" office:value="-3.41628">
            <text:p>-3.41628</text:p>
          </table:table-cell>
          <table:table-cell office:value-type="float" office:value="184.019">
            <text:p>184.01900</text:p>
          </table:table-cell>
          <table:table-cell office:value-type="float" office:value="2.40175">
            <text:p>2.40175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Arc9</text:p>
          </table:table-cell>
          <table:table-cell office:value-type="float" office:value="263.98">
            <text:p>263.98000</text:p>
          </table:table-cell>
          <table:table-cell office:value-type="float" office:value="3.02875">
            <text:p>3.02875</text:p>
          </table:table-cell>
          <table:table-cell office:value-type="float" office:value="152.796">
            <text:p>152.79600</text:p>
          </table:table-cell>
          <table:table-cell office:value-type="float" office:value="-1.44061">
            <text:p>-1.44061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LinA</text:p>
          </table:table-cell>
          <table:table-cell office:value-type="float" office:value="95.534">
            <text:p>95.53400</text:p>
          </table:table-cell>
          <table:table-cell office:value-type="float" office:value="-1.1086">
            <text:p>-1.10860</text:p>
          </table:table-cell>
          <table:table-cell office:value-type="float" office:value="76.3504">
            <text:p>76.35040</text:p>
          </table:table-cell>
          <table:table-cell office:value-type="float" office:value="0.958324">
            <text:p>0.95832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ArcA</text:p>
          </table:table-cell>
          <table:table-cell office:value-type="float" office:value="68.7976">
            <text:p>68.79760</text:p>
          </table:table-cell>
          <table:table-cell office:value-type="float" office:value="1.40041">
            <text:p>1.40041</text:p>
          </table:table-cell>
          <table:table-cell office:value-type="float" office:value="45.4908">
            <text:p>45.49080</text:p>
          </table:table-cell>
          <table:table-cell office:value-type="float" office:value="-0.846251">
            <text:p>-0.84625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LinB</text:p>
          </table:table-cell>
          <table:table-cell office:value-type="float" office:value="186.782">
            <text:p>186.78200</text:p>
          </table:table-cell>
          <table:table-cell office:value-type="float" office:value="-3.05229">
            <text:p>-3.05229</text:p>
          </table:table-cell>
          <table:table-cell office:value-type="float" office:value="192.98">
            <text:p>192.98000</text:p>
          </table:table-cell>
          <table:table-cell office:value-type="float" office:value="2.480429">
            <text:p>2.48043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HallD</text:p>
          </table:table-cell>
          <table:table-cell office:value-type="float" office:value="263.65">
            <text:p>263.65000</text:p>
          </table:table-cell>
          <table:table-cell office:value-type="float" office:value="2.16842">
            <text:p>2.16842</text:p>
          </table:table-cell>
          <table:table-cell office:value-type="float" office:value="188.221">
            <text:p>188.22100</text:p>
          </table:table-cell>
          <table:table-cell office:value-type="float" office:value="2.16842">
            <text:p>2.16842</text:p>
          </table:table-cell>
          <table:table-cell table:number-columns-repeated="4" office:value-type="float" office:value="0">
            <text:p>0.00000</text:p>
          </table:table-cell>
        </table:table-row>
        <table:table-row table:style-name="ro2">
          <table:table-cell office:value-type="string">
            <text:p>END</text:p>
          </table:table-cell>
          <table:table-cell table:style-name="Default" table:number-columns-repeated="8"/>
        </table:table-row>
      </table:table>
      <table:table table:name="matchtwiss" table:style-name="ta1" table:print="false">
        <table:table-column table:style-name="co1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1" table:number-columns-repeated="4" table:default-cell-style-name="ce5"/>
        <table:table-row table:style-name="ro1">
          <table:table-cell table:style-name="ce1" office:value-type="string">
            <text:p>BASELINE BRANCH</text:p>
          </table:table-cell>
          <table:table-cell table:style-name="Default" table:number-columns-repeated="8"/>
        </table:table-row>
        <table:table-row table:style-name="ro2" table:number-rows-repeated="2">
          <table:table-cell/>
          <table:table-cell table:style-name="Default" table:number-columns-repeated="8"/>
        </table:table-row>
        <table:table-row table:style-name="ro2">
          <table:table-cell/>
          <table:table-cell table:style-name="Default" office:value-type="string">
            <text:p>Beta's and dispersion in meters.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table:number-columns-repeated="8"/>
        </table:table-row>
        <table:table-row table:style-name="ro2">
          <table:table-cell table:style-name="ce2" office:value-type="string">
            <text:p>Tag</text:p>
          </table:table-cell>
          <table:table-cell table:style-name="ce2" office:value-type="string">
            <text:p>Betax</text:p>
          </table:table-cell>
          <table:table-cell table:style-name="ce2" office:value-type="string">
            <text:p>Alphax</text:p>
          </table:table-cell>
          <table:table-cell table:style-name="ce2" office:value-type="string">
            <text:p>Betay</text:p>
          </table:table-cell>
          <table:table-cell table:style-name="ce2" office:value-type="string">
            <text:p>Alphay</text:p>
          </table:table-cell>
          <table:table-cell table:style-name="ce2" office:value-type="string">
            <text:p>Dspx</text:p>
          </table:table-cell>
          <table:table-cell table:style-name="ce2" office:value-type="string">
            <text:p>Dspxp</text:p>
          </table:table-cell>
          <table:table-cell table:style-name="ce2" office:value-type="string">
            <text:p>Dspy</text:p>
          </table:table-cell>
          <table:table-cell table:style-name="ce2" office:value-type="string">
            <text:p>Dspyp</text:p>
          </table:table-cell>
        </table:table-row>
        <table:table-row table:style-name="ro2">
          <table:table-cell office:value-type="string">
            <text:p>Arc1D</text:p>
          </table:table-cell>
          <table:table-cell table:number-columns-repeated="4" table:style-name="ce5" office:value-type="string">
            <text:p>NA</text:p>
          </table:table-cell>
          <table:table-cell table:number-columns-repeated="2" office:value-type="string">
            <text:p>NA</text:p>
          </table:table-cell>
          <table:table-cell table:number-columns-repeated="2" table:style-name="ce7" office:value-type="float" office:value="0">
            <text:p>0.00000</text:p>
          </table:table-cell>
        </table:table-row>
        <table:table-row table:style-name="ro2">
          <table:table-cell office:value-type="string">
            <text:p>Arc1S</text:p>
          </table:table-cell>
          <table:table-cell office:value-type="float" office:value="9.84">
            <text:p>9.84000</text:p>
          </table:table-cell>
          <table:table-cell office:value-type="float" office:value="1.611507">
            <text:p>1.61151</text:p>
          </table:table-cell>
          <table:table-cell office:value-type="float" office:value="12.81">
            <text:p>12.81000</text:p>
          </table:table-cell>
          <table:table-cell office:value-type="float" office:value="-1.31471">
            <text:p>-1.31471</text:p>
          </table:table-cell>
          <table:table-cell table:number-columns-repeated="4" office:value-type="string">
            <text:p>NA</text:p>
          </table:table-cell>
        </table:table-row>
        <table:table-row table:style-name="ro2">
          <table:table-cell office:value-type="string">
            <text:p>Arc1R</text:p>
          </table:table-cell>
          <table:table-cell table:style-name="ce7" office:value-type="float" office:value="15.8717">
            <text:p>15.87170</text:p>
          </table:table-cell>
          <table:table-cell table:style-name="ce7" office:value-type="float" office:value="-0.70797">
            <text:p>-0.70797</text:p>
          </table:table-cell>
          <table:table-cell table:style-name="ce7" office:value-type="float" office:value="11.9008">
            <text:p>11.90080</text:p>
          </table:table-cell>
          <table:table-cell table:style-name="ce7" office:value-type="float" office:value="0.361881">
            <text:p>0.36188</text:p>
          </table:table-cell>
          <table:table-cell table:number-columns-repeated="4" office:value-type="string">
            <text:p>NA</text:p>
          </table:table-cell>
        </table:table-row>
        <table:table-row table:style-name="ro2">
          <table:table-cell office:value-type="string">
            <text:p>Arc2D</text:p>
          </table:table-cell>
          <table:table-cell table:number-columns-repeated="4" table:style-name="ce5" office:value-type="string">
            <text:p>NA</text:p>
          </table:table-cell>
          <table:table-cell table:number-columns-repeated="2" office:value-type="string">
            <text:p>NA</text:p>
          </table:table-cell>
          <table:table-cell table:number-columns-repeated="2" table:style-name="ce7" office:value-type="float" office:value="0">
            <text:p>0.00000</text:p>
          </table:table-cell>
        </table:table-row>
        <table:table-row table:style-name="ro2">
          <table:table-cell office:value-type="string">
            <text:p>Arc2S</text:p>
          </table:table-cell>
          <table:table-cell office:value-type="float" office:value="32.7586">
            <text:p>32.75860</text:p>
          </table:table-cell>
          <table:table-cell office:value-type="float" office:value="1.611507">
            <text:p>1.61151</text:p>
          </table:table-cell>
          <table:table-cell office:value-type="float" office:value="12.81">
            <text:p>12.81000</text:p>
          </table:table-cell>
          <table:table-cell office:value-type="float" office:value="-1.31471">
            <text:p>-1.31471</text:p>
          </table:table-cell>
          <table:table-cell table:number-columns-repeated="4" office:value-type="string">
            <text:p>NA</text:p>
          </table:table-cell>
        </table:table-row>
        <table:table-row table:style-name="ro2">
          <table:table-cell office:value-type="string">
            <text:p>Arc2R</text:p>
          </table:table-cell>
          <table:table-cell table:style-name="ce7" office:value-type="float" office:value="63.5864">
            <text:p>63.58640</text:p>
          </table:table-cell>
          <table:table-cell table:style-name="ce7" office:value-type="float" office:value="-9.93605">
            <text:p>-9.93605</text:p>
          </table:table-cell>
          <table:table-cell table:style-name="ce7" office:value-type="float" office:value="27.1859">
            <text:p>27.18590</text:p>
          </table:table-cell>
          <table:table-cell table:style-name="ce7" office:value-type="float" office:value="-3.59793">
            <text:p>-3.59793</text:p>
          </table:table-cell>
          <table:table-cell table:number-columns-repeated="4" office:value-type="string">
            <text:p>NA</text:p>
          </table:table-cell>
        </table:table-row>
        <table:table-row table:style-name="ro2">
          <table:table-cell office:value-type="string">
            <text:p>Arc3D</text:p>
          </table:table-cell>
          <table:table-cell table:number-columns-repeated="4" table:style-name="ce5" office:value-type="string">
            <text:p>NA</text:p>
          </table:table-cell>
          <table:table-cell table:number-columns-repeated="2" office:value-type="string">
            <text:p>NA</text:p>
          </table:table-cell>
          <table:table-cell table:number-columns-repeated="2" table:style-name="ce7" office:value-type="float" office:value="0">
            <text:p>0.00000</text:p>
          </table:table-cell>
        </table:table-row>
        <table:table-row table:style-name="ro2">
          <table:table-cell office:value-type="string">
            <text:p>Arc3S</text:p>
          </table:table-cell>
          <table:table-cell office:value-type="float" office:value="25.9472">
            <text:p>25.94720</text:p>
          </table:table-cell>
          <table:table-cell office:value-type="float" office:value="2.26467">
            <text:p>2.26467</text:p>
          </table:table-cell>
          <table:table-cell office:value-type="float" office:value="4.36865">
            <text:p>4.36865</text:p>
          </table:table-cell>
          <table:table-cell office:value-type="float" office:value="-0.611802">
            <text:p>-.61180</text:p>
          </table:table-cell>
          <table:table-cell table:number-columns-repeated="4" office:value-type="string">
            <text:p>NA</text:p>
          </table:table-cell>
        </table:table-row>
        <table:table-row table:style-name="ro2">
          <table:table-cell office:value-type="string">
            <text:p>Arc3R</text:p>
          </table:table-cell>
          <table:table-cell table:style-name="ce7" office:value-type="float" office:value="30.8216">
            <text:p>30.82160</text:p>
          </table:table-cell>
          <table:table-cell table:style-name="ce7" office:value-type="float" office:value="-0.879487">
            <text:p>-0.87949</text:p>
          </table:table-cell>
          <table:table-cell table:style-name="ce7" office:value-type="float" office:value="29.7506">
            <text:p>29.75060</text:p>
          </table:table-cell>
          <table:table-cell table:style-name="ce7" office:value-type="float" office:value="1.00176">
            <text:p>1.00176</text:p>
          </table:table-cell>
          <table:table-cell table:number-columns-repeated="4" office:value-type="string">
            <text:p>NA</text:p>
          </table:table-cell>
        </table:table-row>
        <table:table-row table:style-name="ro2">
          <table:table-cell office:value-type="string">
            <text:p>Arc4D</text:p>
          </table:table-cell>
          <table:table-cell table:number-columns-repeated="4" table:style-name="ce5" office:value-type="string">
            <text:p>NA</text:p>
          </table:table-cell>
          <table:table-cell table:number-columns-repeated="2" office:value-type="string">
            <text:p>NA</text:p>
          </table:table-cell>
          <table:table-cell table:number-columns-repeated="2" table:style-name="ce7" office:value-type="float" office:value="0">
            <text:p>0.00000</text:p>
          </table:table-cell>
        </table:table-row>
        <table:table-row table:style-name="ro2">
          <table:table-cell office:value-type="string">
            <text:p>Arc4S</text:p>
          </table:table-cell>
          <table:table-cell office:value-type="float" office:value="27.54">
            <text:p>27.54000</text:p>
          </table:table-cell>
          <table:table-cell office:value-type="float" office:value="2.39469">
            <text:p>2.39469</text:p>
          </table:table-cell>
          <table:table-cell office:value-type="float" office:value="4.33551">
            <text:p>4.33551</text:p>
          </table:table-cell>
          <table:table-cell office:value-type="float" office:value="-0.610005">
            <text:p>-.61001</text:p>
          </table:table-cell>
          <table:table-cell table:number-columns-repeated="4" office:value-type="string">
            <text:p>NA</text:p>
          </table:table-cell>
        </table:table-row>
        <table:table-row table:style-name="ro2">
          <table:table-cell office:value-type="string">
            <text:p>Arc4R</text:p>
          </table:table-cell>
          <table:table-cell table:style-name="ce7" office:value-type="float" office:value="162.826">
            <text:p>162.82600</text:p>
          </table:table-cell>
          <table:table-cell table:style-name="ce7" office:value-type="float" office:value="-9.62077">
            <text:p>-9.62077</text:p>
          </table:table-cell>
          <table:table-cell table:style-name="ce7" office:value-type="float" office:value="76.6172">
            <text:p>76.61720</text:p>
          </table:table-cell>
          <table:table-cell table:style-name="ce7" office:value-type="float" office:value="-0.048453">
            <text:p>-0.04845</text:p>
          </table:table-cell>
          <table:table-cell table:number-columns-repeated="4" office:value-type="string">
            <text:p>NA</text:p>
          </table:table-cell>
        </table:table-row>
        <table:table-row table:style-name="ro2">
          <table:table-cell office:value-type="string">
            <text:p>Arc5D</text:p>
          </table:table-cell>
          <table:table-cell table:number-columns-repeated="4" table:style-name="ce5" office:value-type="string">
            <text:p>NA</text:p>
          </table:table-cell>
          <table:table-cell table:number-columns-repeated="2" office:value-type="string">
            <text:p>NA</text:p>
          </table:table-cell>
          <table:table-cell table:number-columns-repeated="2" table:style-name="ce7" office:value-type="float" office:value="0">
            <text:p>0.00000</text:p>
          </table:table-cell>
        </table:table-row>
        <table:table-row table:style-name="ro2">
          <table:table-cell office:value-type="string">
            <text:p>Arc5S</text:p>
          </table:table-cell>
          <table:table-cell office:value-type="float" office:value="42.5917">
            <text:p>42.59170</text:p>
          </table:table-cell>
          <table:table-cell office:value-type="float" office:value="4.08143">
            <text:p>4.08143</text:p>
          </table:table-cell>
          <table:table-cell office:value-type="float" office:value="4.51161">
            <text:p>4.51161</text:p>
          </table:table-cell>
          <table:table-cell office:value-type="float" office:value="-0.636632">
            <text:p>-.63663</text:p>
          </table:table-cell>
          <table:table-cell table:number-columns-repeated="4" office:value-type="string">
            <text:p>NA</text:p>
          </table:table-cell>
        </table:table-row>
        <table:table-row table:style-name="ro2">
          <table:table-cell office:value-type="string">
            <text:p>Arc5R</text:p>
          </table:table-cell>
          <table:table-cell table:style-name="ce7" office:value-type="float" office:value="47.7882">
            <text:p>47.78820</text:p>
          </table:table-cell>
          <table:table-cell table:style-name="ce7" office:value-type="float" office:value="-0.844003">
            <text:p>-0.84400</text:p>
          </table:table-cell>
          <table:table-cell table:style-name="ce7" office:value-type="float" office:value="50.3134">
            <text:p>50.31340</text:p>
          </table:table-cell>
          <table:table-cell table:style-name="ce7" office:value-type="float" office:value="1.09852">
            <text:p>1.09852</text:p>
          </table:table-cell>
          <table:table-cell table:number-columns-repeated="4" office:value-type="string">
            <text:p>NA</text:p>
          </table:table-cell>
        </table:table-row>
        <table:table-row table:style-name="ro2">
          <table:table-cell office:value-type="string">
            <text:p>Arc6D</text:p>
          </table:table-cell>
          <table:table-cell table:number-columns-repeated="4" table:style-name="ce5" office:value-type="string">
            <text:p>NA</text:p>
          </table:table-cell>
          <table:table-cell table:number-columns-repeated="2" office:value-type="string">
            <text:p>NA</text:p>
          </table:table-cell>
          <table:table-cell table:number-columns-repeated="2" table:style-name="ce7" office:value-type="float" office:value="0">
            <text:p>0.00000</text:p>
          </table:table-cell>
        </table:table-row>
        <table:table-row table:style-name="ro2">
          <table:table-cell office:value-type="string">
            <text:p>Arc6S</text:p>
          </table:table-cell>
          <table:table-cell office:value-type="float" office:value="44.1834">
            <text:p>44.18340</text:p>
          </table:table-cell>
          <table:table-cell office:value-type="float" office:value="4.20184">
            <text:p>4.20184</text:p>
          </table:table-cell>
          <table:table-cell office:value-type="float" office:value="4.58903">
            <text:p>4.58903</text:p>
          </table:table-cell>
          <table:table-cell office:value-type="float" office:value="-0.637664">
            <text:p>-.63766</text:p>
          </table:table-cell>
          <table:table-cell table:number-columns-repeated="4" office:value-type="string">
            <text:p>NA</text:p>
          </table:table-cell>
        </table:table-row>
        <table:table-row table:style-name="ro2">
          <table:table-cell office:value-type="string">
            <text:p>Arc6R</text:p>
          </table:table-cell>
          <table:table-cell table:style-name="ce7" office:value-type="float" office:value="164.207">
            <text:p>164.20700</text:p>
          </table:table-cell>
          <table:table-cell table:style-name="ce7" office:value-type="float" office:value="-5.7203">
            <text:p>-5.72030</text:p>
          </table:table-cell>
          <table:table-cell table:style-name="ce7" office:value-type="float" office:value="128.954">
            <text:p>128.95400</text:p>
          </table:table-cell>
          <table:table-cell table:style-name="ce7" office:value-type="float" office:value="1.56137">
            <text:p>1.56137</text:p>
          </table:table-cell>
          <table:table-cell table:number-columns-repeated="4" office:value-type="string">
            <text:p>NA</text:p>
          </table:table-cell>
        </table:table-row>
        <table:table-row table:style-name="ro2">
          <table:table-cell office:value-type="string">
            <text:p>Arc7D</text:p>
          </table:table-cell>
          <table:table-cell table:number-columns-repeated="4" table:style-name="ce5" office:value-type="string">
            <text:p>NA</text:p>
          </table:table-cell>
          <table:table-cell table:number-columns-repeated="2" office:value-type="string">
            <text:p>NA</text:p>
          </table:table-cell>
          <table:table-cell table:number-columns-repeated="2" table:style-name="ce7" office:value-type="float" office:value="0">
            <text:p>0.00000</text:p>
          </table:table-cell>
        </table:table-row>
        <table:table-row table:style-name="ro2">
          <table:table-cell office:value-type="string">
            <text:p>Arc7S</text:p>
          </table:table-cell>
          <table:table-cell office:value-type="float" office:value="49.5591">
            <text:p>49.55910</text:p>
          </table:table-cell>
          <table:table-cell office:value-type="float" office:value="4.69597">
            <text:p>4.69597</text:p>
          </table:table-cell>
          <table:table-cell office:value-type="float" office:value="4.52906">
            <text:p>4.52906</text:p>
          </table:table-cell>
          <table:table-cell office:value-type="float" office:value="-0.635507">
            <text:p>-.63551</text:p>
          </table:table-cell>
          <table:table-cell table:number-columns-repeated="4" office:value-type="string">
            <text:p>NA</text:p>
          </table:table-cell>
        </table:table-row>
        <table:table-row table:style-name="ro2">
          <table:table-cell office:value-type="string">
            <text:p>Arc7R</text:p>
          </table:table-cell>
          <table:table-cell table:style-name="ce7" office:value-type="float" office:value="70.7583">
            <text:p>70.75830</text:p>
          </table:table-cell>
          <table:table-cell table:style-name="ce7" office:value-type="float" office:value="-0.781115">
            <text:p>-0.78112</text:p>
          </table:table-cell>
          <table:table-cell table:style-name="ce7" office:value-type="float" office:value="67.522">
            <text:p>67.52200</text:p>
          </table:table-cell>
          <table:table-cell table:style-name="ce7" office:value-type="float" office:value="1.08144">
            <text:p>1.08144</text:p>
          </table:table-cell>
          <table:table-cell table:number-columns-repeated="4" office:value-type="string">
            <text:p>NA</text:p>
          </table:table-cell>
        </table:table-row>
        <table:table-row table:style-name="ro2">
          <table:table-cell office:value-type="string">
            <text:p>Arc8D</text:p>
          </table:table-cell>
          <table:table-cell table:number-columns-repeated="4" table:style-name="ce5" office:value-type="string">
            <text:p>NA</text:p>
          </table:table-cell>
          <table:table-cell table:number-columns-repeated="2" office:value-type="string">
            <text:p>NA</text:p>
          </table:table-cell>
          <table:table-cell table:number-columns-repeated="2" table:style-name="ce7" office:value-type="float" office:value="0">
            <text:p>0.00000</text:p>
          </table:table-cell>
        </table:table-row>
        <table:table-row table:style-name="ro2">
          <table:table-cell office:value-type="string">
            <text:p>Arc8S</text:p>
          </table:table-cell>
          <table:table-cell office:value-type="float" office:value="50.1006">
            <text:p>50.10060</text:p>
          </table:table-cell>
          <table:table-cell office:value-type="float" office:value="4.826777">
            <text:p>4.82678</text:p>
          </table:table-cell>
          <table:table-cell office:value-type="float" office:value="4.652573">
            <text:p>4.65257</text:p>
          </table:table-cell>
          <table:table-cell office:value-type="float" office:value="-0.642685">
            <text:p>-.64269</text:p>
          </table:table-cell>
          <table:table-cell table:number-columns-repeated="4" office:value-type="string">
            <text:p>NA</text:p>
          </table:table-cell>
        </table:table-row>
        <table:table-row table:style-name="ro2">
          <table:table-cell office:value-type="string">
            <text:p>Arc8R</text:p>
          </table:table-cell>
          <table:table-cell table:style-name="ce7" office:value-type="float" office:value="158.194">
            <text:p>158.19400</text:p>
          </table:table-cell>
          <table:table-cell table:style-name="ce7" office:value-type="float" office:value="-3.41628">
            <text:p>-3.41628</text:p>
          </table:table-cell>
          <table:table-cell table:style-name="ce7" office:value-type="float" office:value="184.019">
            <text:p>184.01900</text:p>
          </table:table-cell>
          <table:table-cell table:style-name="ce7" office:value-type="float" office:value="2.40175">
            <text:p>2.40175</text:p>
          </table:table-cell>
          <table:table-cell table:number-columns-repeated="4" office:value-type="string">
            <text:p>NA</text:p>
          </table:table-cell>
        </table:table-row>
        <table:table-row table:style-name="ro2">
          <table:table-cell office:value-type="string">
            <text:p>Arc9S</text:p>
          </table:table-cell>
          <table:table-cell office:value-type="float" office:value="49.2553">
            <text:p>49.25530</text:p>
          </table:table-cell>
          <table:table-cell office:value-type="float" office:value="4.56463">
            <text:p>4.56463</text:p>
          </table:table-cell>
          <table:table-cell office:value-type="float" office:value="4.50459">
            <text:p>4.50459</text:p>
          </table:table-cell>
          <table:table-cell office:value-type="float" office:value="-0.627841">
            <text:p>-.62784</text:p>
          </table:table-cell>
          <table:table-cell table:number-columns-repeated="4" office:value-type="string">
            <text:p>NA</text:p>
          </table:table-cell>
        </table:table-row>
        <table:table-row table:style-name="ro2">
          <table:table-cell office:value-type="string">
            <text:p>Arc9R</text:p>
          </table:table-cell>
          <table:table-cell table:style-name="ce7" office:value-type="float" office:value="95.534">
            <text:p>95.53400</text:p>
          </table:table-cell>
          <table:table-cell table:style-name="ce7" office:value-type="float" office:value="-1.1086">
            <text:p>-1.10860</text:p>
          </table:table-cell>
          <table:table-cell table:style-name="ce7" office:value-type="float" office:value="76.3504">
            <text:p>76.35040</text:p>
          </table:table-cell>
          <table:table-cell table:style-name="ce7" office:value-type="float" office:value="-0.958324">
            <text:p>-0.95832</text:p>
          </table:table-cell>
          <table:table-cell table:number-columns-repeated="4" office:value-type="string">
            <text:p>NA</text:p>
          </table:table-cell>
        </table:table-row>
        <table:table-row table:style-name="ro2">
          <table:table-cell office:value-type="string">
            <text:p>ArcAS</text:p>
          </table:table-cell>
          <table:table-cell office:value-type="float" office:value="43.3381">
            <text:p>43.33810</text:p>
          </table:table-cell>
          <table:table-cell office:value-type="float" office:value="4.23252">
            <text:p>4.23252</text:p>
          </table:table-cell>
          <table:table-cell office:value-type="float" office:value="4.60185">
            <text:p>4.60185</text:p>
          </table:table-cell>
          <table:table-cell office:value-type="float" office:value="-0.646809">
            <text:p>-.64681</text:p>
          </table:table-cell>
          <table:table-cell table:number-columns-repeated="4" office:value-type="string">
            <text:p>NA</text:p>
          </table:table-cell>
        </table:table-row>
        <table:table-row table:style-name="ro2">
          <table:table-cell office:value-type="string">
            <text:p>ArcAR</text:p>
          </table:table-cell>
          <table:table-cell table:style-name="ce7" office:value-type="float" office:value="186.782">
            <text:p>186.78200</text:p>
          </table:table-cell>
          <table:table-cell table:style-name="ce7" office:value-type="float" office:value="-3.05229">
            <text:p>-3.05229</text:p>
          </table:table-cell>
          <table:table-cell table:style-name="ce7" office:value-type="float" office:value="192.98">
            <text:p>192.98000</text:p>
          </table:table-cell>
          <table:table-cell table:style-name="ce7" office:value-type="float" office:value="2.48042">
            <text:p>2.48042</text:p>
          </table:table-cell>
          <table:table-cell table:number-columns-repeated="4" office:value-type="string">
            <text:p>NA</text:p>
          </table:table-cell>
        </table:table-row>
        <table:table-row table:style-name="ro2">
          <table:table-cell office:value-type="string">
            <text:p>END</text:p>
          </table:table-cell>
          <table:table-cell table:style-name="Default" table:number-columns-repeated="8"/>
        </table:table-row>
      </table:table>
      <table:table table:name="matchquad" table:style-name="ta1" table:print="false"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BASELINE BRANCH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>
            <text:p>Tag</text:p>
          </table:table-cell>
          <table:table-cell table:style-name="ce2" office:value-type="string">
            <text:p>Quads</text:p>
          </table:table-cell>
        </table:table-row>
        <table:table-row table:style-name="ro2">
          <table:table-cell office:value-type="string">
            <text:p>Arc1D</text:p>
          </table:table-cell>
          <table:table-cell office:value-type="string">
            <text:p>MQB1S01 MQB1S03</text:p>
          </table:table-cell>
        </table:table-row>
        <table:table-row table:style-name="ro2">
          <table:table-cell office:value-type="string">
            <text:p>Arc1S</text:p>
          </table:table-cell>
          <table:table-cell office:value-type="string">
            <text:p>MQB1S02 MQB1S04 MQB1S05 MQB1S06 MQB1S07 MQB1S08 MQB1S09 MQB1S10 MQB1A01</text:p>
          </table:table-cell>
        </table:table-row>
        <table:table-row table:style-name="ro2">
          <table:table-cell office:value-type="string">
            <text:p>Arc1R</text:p>
          </table:table-cell>
          <table:table-cell office:value-type="string">
            <text:p>MQB1R01 MQB1R02 MQB1R03 MQB1R04 MQB1R05 MQB1R06 MQB1R07</text:p>
          </table:table-cell>
        </table:table-row>
        <table:table-row table:style-name="ro2">
          <table:table-cell office:value-type="string">
            <text:p>Arc2S</text:p>
          </table:table-cell>
          <table:table-cell office:value-type="string">
            <text:p>MQC2S02 MQC2S04 MQC2S05 MQC2S06 MQC2S07 MQC2S08 MQC2S09 MQC2S10 MQC2A01</text:p>
          </table:table-cell>
        </table:table-row>
        <table:table-row table:style-name="ro2">
          <table:table-cell office:value-type="string">
            <text:p>Arc2R</text:p>
          </table:table-cell>
          <table:table-cell office:value-type="string">
            <text:p>MQP2R01 MQP2R02 MQP2R03 MQP2R04 MQP2R05 MQP2R06 MQP2R07</text:p>
          </table:table-cell>
        </table:table-row>
        <table:table-row table:style-name="ro2">
          <table:table-cell office:value-type="string">
            <text:p>Arc2D</text:p>
          </table:table-cell>
          <table:table-cell office:value-type="string">
            <text:p>MQB2S01 MQB2S03</text:p>
          </table:table-cell>
        </table:table-row>
        <table:table-row table:style-name="ro2">
          <table:table-cell office:value-type="string">
            <text:p>Arc3D</text:p>
          </table:table-cell>
          <table:table-cell office:value-type="string">
            <text:p>MQA3S01 MQA3S03</text:p>
          </table:table-cell>
        </table:table-row>
        <table:table-row table:style-name="ro2">
          <table:table-cell office:value-type="string">
            <text:p>Arc3S</text:p>
          </table:table-cell>
          <table:table-cell office:value-type="string">
            <text:p>MQA3S04 MQA3S05 MQA3S06 MQA3S07 MQA3S08 MQA3S09 MQA3S10 MQA3A01</text:p>
          </table:table-cell>
        </table:table-row>
        <table:table-row table:style-name="ro2">
          <table:table-cell office:value-type="string">
            <text:p>Arc3R</text:p>
          </table:table-cell>
          <table:table-cell office:value-type="string">
            <text:p>MQA3R01 MQA3R02 MQA3R03 MQA3R04 MQA3R05 MQA3R06 MQA3R07</text:p>
          </table:table-cell>
        </table:table-row>
        <table:table-row table:style-name="ro2">
          <table:table-cell office:value-type="string">
            <text:p>Arc4D</text:p>
          </table:table-cell>
          <table:table-cell office:value-type="string">
            <text:p>MQA4S01 MQA4S03</text:p>
          </table:table-cell>
        </table:table-row>
        <table:table-row table:style-name="ro2">
          <table:table-cell office:value-type="string">
            <text:p>Arc4S</text:p>
          </table:table-cell>
          <table:table-cell office:value-type="string">
            <text:p>MQA4S04 MQA4S05 MQA4S06 MQA4S07 MQA4S08 MQA4S09 MQA4S10 MQA4A01</text:p>
          </table:table-cell>
        </table:table-row>
        <table:table-row table:style-name="ro2">
          <table:table-cell office:value-type="string">
            <text:p>Arc4R</text:p>
          </table:table-cell>
          <table:table-cell office:value-type="string">
            <text:p>MQA4R01 MQA4R02 MQA4R03 MQA4R04 MQA4R05 MQA4R06 MQA4S09 MQA4S10 MQA4A01</text:p>
          </table:table-cell>
        </table:table-row>
        <table:table-row table:style-name="ro2">
          <table:table-cell office:value-type="string">
            <text:p>Arc5D</text:p>
          </table:table-cell>
          <table:table-cell office:value-type="string">
            <text:p>MQA5S01 MQA5S03</text:p>
          </table:table-cell>
        </table:table-row>
        <table:table-row table:style-name="ro2">
          <table:table-cell office:value-type="string">
            <text:p>Arc5S</text:p>
          </table:table-cell>
          <table:table-cell office:value-type="string">
            <text:p>MQA5S04 MQA5S05 MQA5S06 MQA5S07 MQA5S08 MQA5S09 MQA5S10 MQA5A01</text:p>
          </table:table-cell>
        </table:table-row>
        <table:table-row table:style-name="ro2">
          <table:table-cell office:value-type="string">
            <text:p>Arc5R</text:p>
          </table:table-cell>
          <table:table-cell office:value-type="string">
            <text:p>MQA5R01 MQA5R02 MQA5R03 MQA5R04 MQA5R05 MQA5R06 MQA5R07</text:p>
          </table:table-cell>
        </table:table-row>
        <table:table-row table:style-name="ro2">
          <table:table-cell office:value-type="string">
            <text:p>Arc6D</text:p>
          </table:table-cell>
          <table:table-cell office:value-type="string">
            <text:p>MQA6S01 MQA6S03</text:p>
          </table:table-cell>
        </table:table-row>
        <table:table-row table:style-name="ro2">
          <table:table-cell office:value-type="string">
            <text:p>Arc6S</text:p>
          </table:table-cell>
          <table:table-cell office:value-type="string">
            <text:p>MQA6S02 MQA6S04 MQA6S05 MQA6S06 MQA6S07 MQA6S08 MQA6S09 MQA6A01</text:p>
          </table:table-cell>
        </table:table-row>
        <table:table-row table:style-name="ro2">
          <table:table-cell office:value-type="string">
            <text:p>Arc6R</text:p>
          </table:table-cell>
          <table:table-cell office:value-type="string">
            <text:p>MQA6R01 MQA6R02 MQA6R03 MQA6R04 MQA6R05 MQA6R06 MQA6R07</text:p>
          </table:table-cell>
        </table:table-row>
        <table:table-row table:style-name="ro2">
          <table:table-cell office:value-type="string">
            <text:p>Arc7D</text:p>
          </table:table-cell>
          <table:table-cell office:value-type="string">
            <text:p>MQA7S01 MQA7S03</text:p>
          </table:table-cell>
        </table:table-row>
        <table:table-row table:style-name="ro2">
          <table:table-cell office:value-type="string">
            <text:p>Arc7S</text:p>
          </table:table-cell>
          <table:table-cell office:value-type="string">
            <text:p>MQA7S04 MQA7S05 MQA7S06 MQA7S07 MQA7S09 MQC7E01 MQC7E02 MQC7E03 MQA7A01</text:p>
          </table:table-cell>
        </table:table-row>
        <table:table-row table:style-name="ro2">
          <table:table-cell office:value-type="string">
            <text:p>Arc7R</text:p>
          </table:table-cell>
          <table:table-cell office:value-type="string">
            <text:p>MQA7R01 MQA7R02 MQA7R03 MQA7R04 MQA7R05 MQA7R06 MQA7R07 MQA7R08 MQA7R10</text:p>
          </table:table-cell>
        </table:table-row>
        <table:table-row table:style-name="ro2">
          <table:table-cell office:value-type="string">
            <text:p>Arc8D</text:p>
          </table:table-cell>
          <table:table-cell office:value-type="string">
            <text:p>MQA8S01 MQR8S03</text:p>
          </table:table-cell>
        </table:table-row>
        <table:table-row table:style-name="ro2">
          <table:table-cell office:value-type="string">
            <text:p>Arc8S</text:p>
          </table:table-cell>
          <table:table-cell office:value-type="string">
            <text:p>MQA8S04 MQA8S05 MQA8S06 MQA8S07 MQA8S08 MQA8S09 MQA8S10 MQA8A01</text:p>
          </table:table-cell>
        </table:table-row>
        <table:table-row table:style-name="ro2">
          <table:table-cell office:value-type="string">
            <text:p>Arc8R</text:p>
          </table:table-cell>
          <table:table-cell office:value-type="string">
            <text:p>MQA8R01 MQA8R02 MQA8R03 MQA8R04 MQA8R05 MQA8R06 MQA8R07</text:p>
          </table:table-cell>
        </table:table-row>
        <table:table-row table:style-name="ro2">
          <table:table-cell office:value-type="string">
            <text:p>Arc9S</text:p>
          </table:table-cell>
          <table:table-cell office:value-type="string">
            <text:p>MQA9S02 MQA9S03 MQA9S04 MQA9S05 MQA9S06 MQC9E03 MQA9A01</text:p>
          </table:table-cell>
        </table:table-row>
        <table:table-row table:style-name="ro2">
          <table:table-cell office:value-type="string">
            <text:p>Arc9R</text:p>
          </table:table-cell>
          <table:table-cell office:value-type="string">
            <text:p>MQA9R01 MQA9R02 MQA9R03 MQA9R04 MQA9R05 MQA9R06</text:p>
          </table:table-cell>
        </table:table-row>
        <table:table-row table:style-name="ro2">
          <table:table-cell office:value-type="string">
            <text:p>ArcAS</text:p>
          </table:table-cell>
          <table:table-cell office:value-type="string">
            <text:p>MQAAS02 MQAAS03 MQAAS04 MQAAS05 MQAAS06 MQAAS07 MQAAS08 MQAAS09 MQAAS10</text:p>
          </table:table-cell>
        </table:table-row>
        <table:table-row table:style-name="ro2">
          <table:table-cell office:value-type="string">
            <text:p>ArcAR</text:p>
          </table:table-cell>
          <table:table-cell office:value-type="string">
            <text:p>MQRAR01 MQAAR02 MQAAR03 MQRAR04 MQAAR05 MQAAR06 MQAAR07 MQAAR08 MQAAR09</text:p>
          </table:table-cell>
        </table:table-row>
        <table:table-row table:style-name="ro2">
          <table:table-cell office:value-type="string">
            <text:p>END</text:p>
          </table:table-cell>
          <table:table-cell/>
        </table:table-row>
      </table:table>
      <table:table table:name="doublequad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BASELINE BRANCH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List not exhaustive, just list of quads that are used for matching and happened to be doubled up</text:p>
          </table:table-cell>
        </table:table-row>
        <table:table-row table:style-name="ro2">
          <table:table-cell table:style-name="ce2" office:value-type="string">
            <text:p>Quad</text:p>
          </table:table-cell>
          <table:table-cell table:style-name="ce2" office:value-type="string">
            <text:p>Slave Quad</text:p>
          </table:table-cell>
          <table:table-cell/>
        </table:table-row>
        <table:table-row table:style-name="ro2">
          <table:table-cell office:value-type="string">
            <text:p>MQA7S03</text:p>
          </table:table-cell>
          <table:table-cell office:value-type="string">
            <text:p>MQA7S03A</text:p>
          </table:table-cell>
          <table:table-cell/>
        </table:table-row>
        <table:table-row table:style-name="ro2">
          <table:table-cell office:value-type="string">
            <text:p>MQA7R08</text:p>
          </table:table-cell>
          <table:table-cell office:value-type="string">
            <text:p>MQA7R08A</text:p>
          </table:table-cell>
          <table:table-cell/>
        </table:table-row>
        <table:table-row table:style-name="ro2">
          <table:table-cell office:value-type="string">
            <text:p>MQA8S04</text:p>
          </table:table-cell>
          <table:table-cell office:value-type="string">
            <text:p>MQA8S04A</text:p>
          </table:table-cell>
          <table:table-cell/>
        </table:table-row>
        <table:table-row table:style-name="ro2">
          <table:table-cell office:value-type="string">
            <text:p>MQA8S05</text:p>
          </table:table-cell>
          <table:table-cell office:value-type="string">
            <text:p>MQA8S05A</text:p>
          </table:table-cell>
          <table:table-cell/>
        </table:table-row>
        <table:table-row table:style-name="ro2">
          <table:table-cell office:value-type="string">
            <text:p>MQA8S06</text:p>
          </table:table-cell>
          <table:table-cell office:value-type="string">
            <text:p>MQA8S06A</text:p>
          </table:table-cell>
          <table:table-cell/>
        </table:table-row>
        <table:table-row table:style-name="ro2">
          <table:table-cell office:value-type="string">
            <text:p>MQA8S07</text:p>
          </table:table-cell>
          <table:table-cell office:value-type="string">
            <text:p>MQA8S07A</text:p>
          </table:table-cell>
          <table:table-cell/>
        </table:table-row>
        <table:table-row table:style-name="ro2">
          <table:table-cell office:value-type="string">
            <text:p>MQA8S08</text:p>
          </table:table-cell>
          <table:table-cell office:value-type="string">
            <text:p>MQA8S08A</text:p>
          </table:table-cell>
          <table:table-cell/>
        </table:table-row>
        <table:table-row table:style-name="ro2">
          <table:table-cell office:value-type="string">
            <text:p>MQA8S09</text:p>
          </table:table-cell>
          <table:table-cell office:value-type="string">
            <text:p>MQA8S09A</text:p>
          </table:table-cell>
          <table:table-cell/>
        </table:table-row>
        <table:table-row table:style-name="ro2">
          <table:table-cell office:value-type="string">
            <text:p>MQA8S10</text:p>
          </table:table-cell>
          <table:table-cell office:value-type="string">
            <text:p>MQA8S10A</text:p>
          </table:table-cell>
          <table:table-cell/>
        </table:table-row>
        <table:table-row table:style-name="ro2">
          <table:table-cell office:value-type="string">
            <text:p>MQA8R01</text:p>
          </table:table-cell>
          <table:table-cell office:value-type="string">
            <text:p>MQA8R01A</text:p>
          </table:table-cell>
          <table:table-cell/>
        </table:table-row>
        <table:table-row table:style-name="ro2">
          <table:table-cell office:value-type="string">
            <text:p>MQA8R02</text:p>
          </table:table-cell>
          <table:table-cell office:value-type="string">
            <text:p>MQA8R02A</text:p>
          </table:table-cell>
          <table:table-cell/>
        </table:table-row>
        <table:table-row table:style-name="ro2">
          <table:table-cell office:value-type="string">
            <text:p>MQA8R03</text:p>
          </table:table-cell>
          <table:table-cell office:value-type="string">
            <text:p>MQA8R03A</text:p>
          </table:table-cell>
          <table:table-cell/>
        </table:table-row>
        <table:table-row table:style-name="ro2">
          <table:table-cell office:value-type="string">
            <text:p>MQA8R04</text:p>
          </table:table-cell>
          <table:table-cell office:value-type="string">
            <text:p>MQA8R04A</text:p>
          </table:table-cell>
          <table:table-cell/>
        </table:table-row>
        <table:table-row table:style-name="ro2">
          <table:table-cell office:value-type="string">
            <text:p>MQA8R05</text:p>
          </table:table-cell>
          <table:table-cell office:value-type="string">
            <text:p>MQA8R05A</text:p>
          </table:table-cell>
          <table:table-cell/>
        </table:table-row>
        <table:table-row table:style-name="ro2">
          <table:table-cell office:value-type="string">
            <text:p>MQA8R06</text:p>
          </table:table-cell>
          <table:table-cell office:value-type="string">
            <text:p>MQA8R06A</text:p>
          </table:table-cell>
          <table:table-cell/>
        </table:table-row>
        <table:table-row table:style-name="ro2">
          <table:table-cell office:value-type="string">
            <text:p>MQA8R07</text:p>
          </table:table-cell>
          <table:table-cell office:value-type="string">
            <text:p>MQA8R07A</text:p>
          </table:table-cell>
          <table:table-cell/>
        </table:table-row>
        <table:table-row table:style-name="ro2">
          <table:table-cell office:value-type="string">
            <text:p>MQAAR02</text:p>
          </table:table-cell>
          <table:table-cell office:value-type="string">
            <text:p>MQAAR02A</text:p>
          </table:table-cell>
          <table:table-cell/>
        </table:table-row>
        <table:table-row table:style-name="ro2">
          <table:table-cell office:value-type="string">
            <text:p>MQAAR03</text:p>
          </table:table-cell>
          <table:table-cell office:value-type="string">
            <text:p>MQAAR03A</text:p>
          </table:table-cell>
          <table:table-cell/>
        </table:table-row>
        <table:table-row table:style-name="ro2">
          <table:table-cell office:value-type="string">
            <text:p>MQAAR04</text:p>
          </table:table-cell>
          <table:table-cell office:value-type="string">
            <text:p>MQAAR04A</text:p>
          </table:table-cell>
          <table:table-cell/>
        </table:table-row>
        <table:table-row table:style-name="ro2">
          <table:table-cell office:value-type="string">
            <text:p>MQAAS08</text:p>
          </table:table-cell>
          <table:table-cell office:value-type="string">
            <text:p>MQAAS08A</text:p>
          </table:table-cell>
          <table:table-cell/>
        </table:table-row>
        <table:table-row table:style-name="ro2">
          <table:table-cell office:value-type="string">
            <text:p>END</text:p>
          </table:table-cell>
          <table:table-cell table:number-columns-repeated="2"/>
        </table:table-row>
      </table:table>
      <table:table table:name="quad limit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>
            <text:p>BASELINE BRANCH</text:p>
          </table:table-cell>
          <table:table-cell/>
          <table:table-cell table:style-name="Default"/>
          <table:table-cell table:number-columns-repeated="2"/>
        </table:table-row>
        <table:table-row table:style-name="ro2" table:number-rows-repeated="4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string">
            <text:p>Quad Tag</text:p>
          </table:table-cell>
          <table:table-cell table:style-name="ce2" office:value-type="string">
            <text:p>kG/cm</text:p>
          </table:table-cell>
          <table:table-cell table:style-name="ce2" office:value-type="string">
            <text:p>½ aperture(pipe ID)</text:p>
          </table:table-cell>
          <table:table-cell table:number-columns-repeated="2"/>
        </table:table-row>
        <table:table-row table:style-name="ro2">
          <table:table-cell office:value-type="string">
            <text:p>QP</text:p>
          </table:table-cell>
          <table:table-cell table:style-name="ce4" table:formula="oooc:=73/30.48" office:value-type="float" office:value="2.39501312335958">
            <text:p>2.39501</text:p>
          </table:table-cell>
          <table:table-cell office:value-type="float" office:value="0.0159">
            <text:p>.01590</text:p>
          </table:table-cell>
          <table:table-cell/>
          <table:table-cell office:value-type="string">
            <text:p>Limit in K1 is given by 0.9*3000*(kG/cm)/P(MeV/c) if taking 90 % of eng limit</text:p>
          </table:table-cell>
        </table:table-row>
        <table:table-row table:style-name="ro2">
          <table:table-cell office:value-type="string">
            <text:p>QR</text:p>
          </table:table-cell>
          <table:table-cell table:style-name="ce4" table:formula="oooc:=128/30.48" office:value-type="float" office:value="4.1994750656168">
            <text:p>4.19948</text:p>
          </table:table-cell>
          <table:table-cell office:value-type="float" office:value="0.011176">
            <text:p>.01118</text:p>
          </table:table-cell>
          <table:table-cell table:number-columns-repeated="2"/>
        </table:table-row>
        <table:table-row table:style-name="ro2">
          <table:table-cell office:value-type="string">
            <text:p>QA</text:p>
          </table:table-cell>
          <table:table-cell table:style-name="ce4" table:formula="oooc:=128/30.48" office:value-type="float" office:value="4.1994750656168">
            <text:p>4.19948</text:p>
          </table:table-cell>
          <table:table-cell office:value-type="float" office:value="0.011176">
            <text:p>.01118</text:p>
          </table:table-cell>
          <table:table-cell table:number-columns-repeated="2"/>
        </table:table-row>
        <table:table-row table:style-name="ro2">
          <table:table-cell office:value-type="string">
            <text:p>QC</text:p>
          </table:table-cell>
          <table:table-cell table:style-name="ce4" table:formula="oooc:=43/30.48" office:value-type="float" office:value="1.41076115485564">
            <text:p>1.41076</text:p>
          </table:table-cell>
          <table:table-cell office:value-type="float" office:value="0.023876">
            <text:p>.02388</text:p>
          </table:table-cell>
          <table:table-cell table:number-columns-repeated="2"/>
        </table:table-row>
        <table:table-row table:style-name="ro2">
          <table:table-cell office:value-type="string">
            <text:p>QW</text:p>
          </table:table-cell>
          <table:table-cell table:style-name="ce4" table:formula="oooc:=97/40" office:value-type="float" office:value="2.425">
            <text:p>2.42500</text:p>
          </table:table-cell>
          <table:table-cell office:value-type="float" office:value="0.0159">
            <text:p>.01590</text:p>
          </table:table-cell>
          <table:table-cell table:number-columns-repeated="2"/>
        </table:table-row>
        <table:table-row table:style-name="ro2">
          <table:table-cell office:value-type="string">
            <text:p>QB</text:p>
          </table:table-cell>
          <table:table-cell table:style-name="ce4" table:formula="oooc:=26/15.24" office:value-type="float" office:value="1.70603674540682">
            <text:p>1.70604</text:p>
          </table:table-cell>
          <table:table-cell office:value-type="float" office:value="0.023876">
            <text:p>.02388</text:p>
          </table:table-cell>
          <table:table-cell table:number-columns-repeated="2"/>
        </table:table-row>
        <table:table-row table:style-name="ro2">
          <table:table-cell office:value-type="string">
            <text:p>QD</text:p>
          </table:table-cell>
          <table:table-cell office:value-type="float" office:value="0.205">
            <text:p>0.21</text:p>
          </table:table-cell>
          <table:table-cell office:value-type="float" office:value="0.0159">
            <text:p>.01590</text:p>
          </table:table-cell>
          <table:table-cell table:number-columns-repeated="2"/>
        </table:table-row>
        <table:table-row table:style-name="ro2">
          <table:table-cell office:value-type="string">
            <text:p>QJ</text:p>
          </table:table-cell>
          <table:table-cell office:value-type="float" office:value="0.101">
            <text:p>0.1</text:p>
          </table:table-cell>
          <table:table-cell office:value-type="float" office:value="0.023876">
            <text:p>.02388</text:p>
          </table:table-cell>
          <table:table-cell table:number-columns-repeated="2"/>
        </table:table-row>
        <table:table-row table:style-name="ro2">
          <table:table-cell office:value-type="string">
            <text:p>QS</text:p>
          </table:table-cell>
          <table:table-cell office:value-type="float" office:value="0.01">
            <text:p>0.01</text:p>
          </table:table-cell>
          <table:table-cell office:value-type="float" office:value="0.017526">
            <text:p>.01753</text:p>
          </table:table-cell>
          <table:table-cell table:number-columns-repeated="2"/>
        </table:table-row>
        <table:table-row table:style-name="ro2">
          <table:table-cell office:value-type="string">
            <text:p>QU</text:p>
          </table:table-cell>
          <table:table-cell office:value-type="float" office:value="1.1744">
            <text:p>1.17</text:p>
          </table:table-cell>
          <table:table-cell office:value-type="float" office:value="0.011176">
            <text:p>.01118</text:p>
          </table:table-cell>
          <table:table-cell table:number-columns-repeated="2"/>
        </table:table-row>
        <table:table-row table:style-name="ro2">
          <table:table-cell office:value-type="string">
            <text:p>QE</text:p>
          </table:table-cell>
          <table:table-cell office:value-type="float" office:value="0.56">
            <text:p>0.56</text:p>
          </table:table-cell>
          <table:table-cell office:value-type="float" office:value="0.0508">
            <text:p>.05080</text:p>
          </table:table-cell>
          <table:table-cell table:number-columns-repeated="2"/>
        </table:table-row>
        <table:table-row table:style-name="ro2">
          <table:table-cell office:value-type="string">
            <text:p>QF</text:p>
          </table:table-cell>
          <table:table-cell office:value-type="float" office:value="1.1">
            <text:p>1.1</text:p>
          </table:table-cell>
          <table:table-cell table:style-name="Default" office:value-type="float" office:value="0.127">
            <text:p>0.13</text:p>
          </table:table-cell>
          <table:table-cell table:number-columns-repeated="2"/>
        </table:table-row>
        <table:table-row table:style-name="ro2">
          <table:table-cell office:value-type="string">
            <text:p>END</text:p>
          </table:table-cell>
          <table:table-cell/>
          <table:table-cell table:style-name="ce9"/>
          <table:table-cell table:number-columns-repeated="2"/>
        </table:table-row>
        <table:table-row table:style-name="ro2">
          <table:table-cell table:number-columns-repeated="2"/>
          <table:table-cell table:style-name="ce9"/>
          <table:table-cell table:number-columns-repeated="2"/>
        </table:table-row>
        <table:table-row table:style-name="ro3">
          <table:table-cell office:value-type="string">
            <text:p>Rfseparator</text:p>
          </table:table-cell>
          <table:table-cell/>
          <table:table-cell table:style-name="ce10" office:value-type="float" office:value="0.008">
            <text:p>8.00E-003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uxi Sans" fo:language="en" fo:country="US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number-style style:name="N118">
      <number:number number:decimal-places="0" number:min-integer-digits="5"/>
    </number:number-style>
    <number:number-style style:name="N119">
      <number:number number:decimal-places="5" number:min-integer-digits="0"/>
    </number:number-style>
    <number:number-style style:name="N120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3">05/13/2008</text:date>, <text:time>13:4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7-10-01T12:41:08</meta:creation-date>
    <dc:date>2008-05-13T13:47:05</dc:date>
    <meta:editing-cycles>95</meta:editing-cycles>
    <meta:editing-duration>PT6H11M58S</meta:editing-duration>
    <meta:user-defined meta:name="Info 1"/>
    <meta:user-defined meta:name="Info 2"/>
    <meta:user-defined meta:name="Info 3"/>
    <meta:user-defined meta:name="Info 4"/>
    <meta:document-statistic meta:table-count="7" meta:cell-count="828"/>
  </office:meta>
</office:document-meta>
</file>